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 style:parent-style-name="Graphics">
      <style:graphic-properties draw:fill="none" draw:stroke="non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gradient" draw:fill-gradient-name="a4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gradient" draw:fill-gradient-name="a4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gradient" draw:fill-gradient-name="a4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 style:parent-style-name="Graphics">
      <style:graphic-properties draw:fill="none" draw:stroke="non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ATRIBUTOS SRCSET Y SIZES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OPTIMIZAR LA CARGA DE IMÁGENES PARA MEJORAR EL RENDIMIENTO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22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ATRIBUTO SRCSET</text:span></text:p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ATRIBUTO SIZES</text:span><text:span text:style-name="a419" text:class-names=""/></text:p>
              </text:list-item>
            </text:list>
          </draw:text-box>
          <svg:title/>
          <svg:desc/>
        </draw:frame>
      </draw:page>
      <draw:page draw:name="Slide3" draw:style-name="a424" draw:master-page-name="Master1-Layout2-obj-Título-y-objetos" presentation:presentation-page-layout-name="Master1-PPL2" draw:id="Slide-258">
        <draw:frame draw:id="id67" presentation:style-name="a428" draw:name="Título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5" text:class-names="">1. ATRIBUTO SRCSET</text:span><text:span text:style-name="a426" text:class-names=""/></text:p>
          </draw:text-box>
          <svg:title/>
          <svg:desc/>
        </draw:frame>
        <draw:frame draw:id="id68" presentation:style-name="a477" draw:name="Marcador de contenido 2" svg:x="0.91667in" svg:y="1.99653in" svg:width="11.5in" svg:height="5.50347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29" text:class-names="">El atributo<text:s text:c="1"/></text:span><text:span text:style-name="a430" text:class-names="">srcset</text:span><text:span text:style-name="a431" text:class-names=""><text:s text:c="1"/></text:span><text:span text:style-name="a432" text:class-names="">proporciona al navegador una lista de opciones de<text:s text:c="1"/></text:span><text:span text:style-name="a433" text:class-names="">imágenes con diferentes resoluciones.<text:s text:c="1"/></text:span><text:span text:style-name="a434" text:class-names="">Esto permite que el navegador elija la imagen más apropiada según las condiciones actuales, como el tamaño de la pantalla o el nivel de zoom.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43" text:class-names="">Esto indica que la imagen<text:s text:c="1"/></text:span><text:span text:style-name="a444" text:class-names="">dalto.small</text:span><text:span text:style-name="a445" text:class-names=""><text:s text:c="1"/></text:span><text:span text:style-name="a446" text:class-names="">se</text:span><text:span text:style-name="a447" text:class-names=""><text:s text:c="1"/></text:span><text:span text:style-name="a448" text:class-names="">debe utilizar para pantallas de hasta 360px (0&lt; x &lt;=360, siendo x el tamaño de la pantalla);<text:s text:c="1"/></text:span><text:span text:style-name="a449" text:class-names="">dalto.médium</text:span><text:span text:style-name="a450" text:class-names=""><text:s text:c="1"/></text:span><text:span text:style-name="a451" text:class-names="">será utilizada</text:span><text:span text:style-name="a452" text:class-names=""><text:s text:c="1"/></text:span><text:span text:style-name="a453" text:class-names="">por</text:span><text:span text:style-name="a454" text:class-names=""><text:s text:c="1"/></text:span><text:span text:style-name="a455" text:class-names="">el</text:span><text:span text:style-name="a456" text:class-names=""><text:s text:c="1"/></text:span><text:span text:style-name="a457" text:class-names="">navegador</text:span><text:span text:style-name="a458" text:class-names=""><text:s text:c="1"/></text:span><text:span text:style-name="a459" text:class-names="">para</text:span><text:span text:style-name="a460" text:class-names=""><text:s text:c="1"/></text:span><text:span text:style-name="a461" text:class-names="">pantallas</text:span><text:span text:style-name="a462" text:class-names=""><text:s text:c="1"/></text:span><text:span text:style-name="a463" text:class-names="">de</text:span><text:span text:style-name="a464" text:class-names=""><text:s text:c="1"/></text:span><text:span text:style-name="a465" text:class-names="">hasta</text:span><text:span text:style-name="a466" text:class-names=""><text:s text:c="1"/></text:span><text:span text:style-name="a467" text:class-names="">600px</text:span><text:span text:style-name="a468" text:class-names=""><text:s text:c="1"/></text:span><text:span text:style-name="a469" text:class-names="">y</text:span><text:span text:style-name="a470" text:class-names=""><text:s text:c="1"/></text:span><text:span text:style-name="a471" text:class-names="">dalto</text:span><text:span text:style-name="a472" text:class-names=""><text:s text:c="1"/></text:span><text:span text:style-name="a473" text:class-names=""><text:s text:c="1"/>se utilizará para resoluciones de hasta 1000px de ancho.</text:span><text:span text:style-name="a474" text:class-names=""/></text:p>
              </text:list-item>
            </text:list>
          </draw:text-box>
          <svg:title/>
          <svg:desc/>
        </draw:frame>
        <draw:frame draw:id="id69" draw:style-name="a478" draw:name="Imagen 4" svg:x="0.34167in" svg:y="3.75in" svg:width="12.65in" svg:height="1.0623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80" draw:master-page-name="Master1-Layout2-obj-Título-y-objetos" presentation:presentation-page-layout-name="Master1-PPL2" draw:id="Slide-259">
        <draw:frame draw:id="id70" presentation:style-name="a484" draw:name="Título 1" svg:x="0.91667in" svg:y="0.39931in" svg:width="11.5in" svg:height="1.44965in" presentation:class="title" presentation:placeholder="false">
          <draw:text-box>
            <text:p text:style-name="a483" text:class-names="" text:cond-style-name=""><text:span text:style-name="a481" text:class-names="">1. ATRIBUTO SRCSET</text:span><text:span text:style-name="a482" text:class-names=""/></text:p>
          </draw:text-box>
          <svg:title/>
          <svg:desc/>
        </draw:frame>
        <draw:frame draw:id="id71" presentation:style-name="a489" draw:name="Marcador de contenido 2" svg:x="0.91667in" svg:y="1.99653in" svg:width="11.5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5" text:class-names="">Será el navegador quien evaluará automáticamente cual de estas imágenes cargar según el tamaño de pantalla y otras características del dispositivo. Esto optimiza la carga al evitar que se descarguen imágenes más grandes de lo necesario, lo cual es especialmente necesario en dispositivos móviles.</text:span><text:span text:style-name="a486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2-obj-Título-y-objetos" presentation:presentation-page-layout-name="Master1-PPL2" draw:id="Slide-260">
        <draw:frame draw:id="id72" presentation:style-name="a495" draw:name="Título 1" svg:x="0.91667in" svg:y="0.39931in" svg:width="11.5in" svg:height="1.44965in" presentation:class="title" presentation:placeholder="false">
          <draw:text-box>
            <text:p text:style-name="a494" text:class-names="" text:cond-style-name=""><text:span text:style-name="a492" text:class-names="">2. ATRIBUTO SIZES</text:span><text:span text:style-name="a493" text:class-names=""/></text:p>
          </draw:text-box>
          <svg:title/>
          <svg:desc/>
        </draw:frame>
        <draw:frame draw:id="id73" presentation:style-name="a520" draw:name="Marcador de contenido 2" svg:x="0.91667in" svg:y="1.99653in" svg:width="11.5in" svg:height="5.50347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496" text:class-names="">El atributo</text:span><text:span text:style-name="a497" text:class-names=""><text:s text:c="1"/></text:span><text:span text:style-name="a498" text:class-names="">sizes</text:span><text:span text:style-name="a499" text:class-names=""><text:s text:c="1"/></text:span><text:span text:style-name="a500" text:class-names="">complementa al atributo<text:s text:c="1"/></text:span><text:span text:style-name="a501" text:class-names="">srcset</text:span><text:span text:style-name="a502" text:class-names="">,</text:span><text:span text:style-name="a503" text:class-names=""><text:s text:c="1"/>especificando cómo debe comportarse la imagen en diferentes tamaños de pantalla. Es una especie de media<text:s text:c="1"/></text:span><text:span text:style-name="a504" text:class-names="">query</text:span><text:span text:style-name="a505" text:class-names=""><text:s text:c="1"/>que orienta al navegador sobre qué tamaño de imagen es más adecuado en función del ancho de pantalla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Si la pantalla tiene 400px o MENOS de ancho, el navegador cargará la imagen que mejor se ajuste a un tamaño de 360px, para pantallas entre 401px y 600px se cargará la imagen que mejor se ajuste a un tamaño de 600px. 1000px si la pantalla tiene más de 600px de ancho, se cargará la imagen que mejor se ajuste a los 1000px.</text:span></text:p>
              </text:list-item>
            </text:list>
          </draw:text-box>
          <svg:title/>
          <svg:desc/>
        </draw:frame>
        <draw:frame draw:id="id74" draw:style-name="a521" draw:name="Imagen 4" svg:x="0.40181in" svg:y="3.90035in" svg:width="12.52972in" svg:height="1.28753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ffc000" draw:end-color="#ffd966" draw:start-intensity="100%" draw:end-intensity="100%"/>
    <draw:gradient draw:name="a409" draw:style="radial" draw:cx="50%" draw:cy="50%" draw:start-color="#ffc000" draw:end-color="#ffd966" draw:start-intensity="100%" draw:end-intensity="100%"/>
    <draw:gradient draw:name="a322" draw:style="radial" draw:cx="50%" draw:cy="50%" draw:start-color="#ffc000" draw:end-color="#ffd966" draw:start-intensity="100%" draw:end-intensity="100%"/>
    <draw:gradient draw:name="a258" draw:style="radial" draw:cx="50%" draw:cy="50%" draw:start-color="#ffc000" draw:end-color="#ffd966" draw:start-intensity="100%" draw:end-intensity="100%"/>
    <draw:gradient draw:name="a92" draw:style="radial" draw:cx="50%" draw:cy="50%" draw:start-color="#ffc000" draw:end-color="#ffd966" draw:start-intensity="100%" draw:end-intensity="100%"/>
    <draw:gradient draw:name="a297" draw:style="radial" draw:cx="50%" draw:cy="50%" draw:start-color="#ffc000" draw:end-color="#ffd966" draw:start-intensity="100%" draw:end-intensity="100%"/>
    <draw:gradient draw:name="a57" draw:style="radial" draw:cx="50%" draw:cy="50%" draw:start-color="#ffc000" draw:end-color="#ffd966" draw:start-intensity="100%" draw:end-intensity="100%"/>
    <draw:gradient draw:name="a0" draw:style="radial" draw:cx="50%" draw:cy="50%" draw:start-color="#ffc000" draw:end-color="#ffd966" draw:start-intensity="100%" draw:end-intensity="100%"/>
    <draw:gradient draw:name="a244" draw:style="radial" draw:cx="50%" draw:cy="50%" draw:start-color="#ffc000" draw:end-color="#ffd966" draw:start-intensity="100%" draw:end-intensity="100%"/>
    <draw:gradient draw:name="a479" draw:style="radial" draw:cx="50%" draw:cy="50%" draw:start-color="#ffc000" draw:end-color="#ffd966" draw:start-intensity="100%" draw:end-intensity="100%"/>
    <draw:gradient draw:name="a423" draw:style="radial" draw:cx="50%" draw:cy="50%" draw:start-color="#ffc000" draw:end-color="#ffd966" draw:start-intensity="100%" draw:end-intensity="100%"/>
    <draw:gradient draw:name="a392" draw:style="radial" draw:cx="50%" draw:cy="50%" draw:start-color="#ffc000" draw:end-color="#ffd966" draw:start-intensity="100%" draw:end-intensity="100%"/>
    <draw:gradient draw:name="a357" draw:style="radial" draw:cx="50%" draw:cy="50%" draw:start-color="#ffc000" draw:end-color="#ffd966" draw:start-intensity="100%" draw:end-intensity="100%"/>
    <draw:gradient draw:name="a166" draw:style="radial" draw:cx="50%" draw:cy="50%" draw:start-color="#ffc000" draw:end-color="#ffd966" draw:start-intensity="100%" draw:end-intensity="100%"/>
    <draw:gradient draw:name="a35" draw:style="radial" draw:cx="50%" draw:cy="50%" draw:start-color="#ffc000" draw:end-color="#ffd966" draw:start-intensity="100%" draw:end-intensity="100%"/>
    <draw:gradient draw:name="a114" draw:style="radial" draw:cx="50%" draw:cy="50%" draw:start-color="#ffc000" draw:end-color="#ffd966" draw:start-intensity="100%" draw:end-intensity="100%"/>
    <draw:gradient draw:name="a490" draw:style="radial" draw:cx="50%" draw:cy="50%" draw:start-color="#ffc000" draw:end-color="#ffd966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6T15:27:48Z</meta:creation-date>
    <dc:date>2024-08-26T15:28:12Z</dc:date>
    <meta:editing-cycles>1</meta:editing-cycles>
    <meta:editing-duration>PT24S</meta:editing-duration>
    <meta:document-statistic meta:paragraph-count="19" meta:word-count="294"/>
  </office:meta>
</office:document-meta>
</file>